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5.3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TC</text:p>
          </table:table-cell>
          <table:table-cell office:value-type="float" office:value="-0.891567776496">
            <text:p>-0,8915677765</text:p>
          </table:table-cell>
          <table:table-cell office:value-type="date" office:date-value="2016-12-29">
            <text:p>2016-12-29</text:p>
          </table:table-cell>
          <table:table-cell office:value-type="string">
            <text:p>09:00:00</text:p>
          </table:table-cell>
          <table:table-cell office:value-type="string">
            <text:p>Intrinsyc Technologies (TSX: ITC) (OTC: ISYRF) and Stream TV Networks Extend Strategic Relationship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float" office:value="-0.683810056853">
            <text:p>-0,6838100569</text:p>
          </table:table-cell>
          <table:table-cell office:value-type="date" office:date-value="2016-12-29">
            <text:p>2016-12-29</text:p>
          </table:table-cell>
          <table:table-cell office:value-type="string">
            <text:p>07:37:01</text:p>
          </table:table-cell>
          <table:table-cell office:value-type="string">
            <text:p>Could these Gold Stocks Surprise to the Upside on Production?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-0.600518961171">
            <text:p>-0,6005189612</text:p>
          </table:table-cell>
          <table:table-cell office:value-type="date" office:date-value="2016-12-28">
            <text:p>2016-12-28</text:p>
          </table:table-cell>
          <table:table-cell office:value-type="string">
            <text:p>08:00:00</text:p>
          </table:table-cell>
          <table:table-cell office:value-type="string">
            <text:p>Manulife Asset Management Concludes Another Successful Year</text:p>
          </table:table-cell>
          <table:table-cell/>
        </table:table-row>
        <table:table-row table:style-name="ro1">
          <table:table-cell office:value-type="string">
            <text:p>ABX</text:p>
          </table:table-cell>
          <table:table-cell office:value-type="float" office:value="-0.53806540387">
            <text:p>-0,5380654039</text:p>
          </table:table-cell>
          <table:table-cell office:value-type="date" office:date-value="2016-12-29">
            <text:p>2016-12-29</text:p>
          </table:table-cell>
          <table:table-cell office:value-type="string">
            <text:p>08:56:11</text:p>
          </table:table-cell>
          <table:table-cell office:value-type="string">
            <text:p>Can Barrick Gold Continue to Outperform Its Peers in 2017?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-0.462596976985">
            <text:p>-0,462596977</text:p>
          </table:table-cell>
          <table:table-cell office:value-type="date" office:date-value="2016-12-29">
            <text:p>2016-12-29</text:p>
          </table:table-cell>
          <table:table-cell office:value-type="string">
            <text:p>05:52:09</text:p>
          </table:table-cell>
          <table:table-cell office:value-type="string">
            <text:p>Paying down debt remains No. 1 priority for Canadians heading into 2017: CIBC Poll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BTE</text:p>
          </table:table-cell>
          <table:table-cell office:value-type="float" office:value="-0.408584766802">
            <text:p>-0,4085847668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/>
        </table:table-row>
        <table:table-row table:style-name="ro1">
          <table:table-cell office:value-type="string">
            <text:p>RIC</text:p>
          </table:table-cell>
          <table:table-cell office:value-type="float" office:value="-0.389795005082">
            <text:p>-0,3897950051</text:p>
          </table:table-cell>
          <table:table-cell office:value-type="date" office:date-value="2016-12-19">
            <text:p>2016-12-19</text:p>
          </table:table-cell>
          <table:table-cell office:value-type="string">
            <text:p>06:41:12</text:p>
          </table:table-cell>
          <table:table-cell office:value-type="string">
            <text:p>Island Gold Mine Receives Permit Amendments to an Average of 1,100 Tonnes per Day</text:p>
          </table:table-cell>
          <table:table-cell/>
        </table:table-row>
        <table:table-row table:style-name="ro1">
          <table:table-cell office:value-type="string">
            <text:p>BNS</text:p>
          </table:table-cell>
          <table:table-cell office:value-type="float" office:value="-0.370046709493">
            <text:p>-0,3700467095</text:p>
          </table:table-cell>
          <table:table-cell office:value-type="date" office:date-value="2016-12-20">
            <text:p>2016-12-20</text:p>
          </table:table-cell>
          <table:table-cell office:value-type="string">
            <text:p>13:02:07</text:p>
          </table:table-cell>
          <table:table-cell office:value-type="string">
            <text:p>A happy holiday for commodity producers: Scotiabank</text:p>
          </table:table-cell>
          <table:table-cell/>
        </table:table-row>
        <table:table-row table:style-name="ro1">
          <table:table-cell office:value-type="string">
            <text:p>RKN</text:p>
          </table:table-cell>
          <table:table-cell office:value-type="float" office:value="-0.210112243248">
            <text:p>-0,2101122432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-0.166878311817">
            <text:p>-0,1668783118</text:p>
          </table:table-cell>
          <table:table-cell office:value-type="date" office:date-value="2016-12-28">
            <text:p>2016-12-28</text:p>
          </table:table-cell>
          <table:table-cell office:value-type="string">
            <text:p>17:35:37</text:p>
          </table:table-cell>
          <table:table-cell office:value-type="string">
            <text:p>The Correlations of Mining Stocks in 2016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-0.155924697299">
            <text:p>-0,155924697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ECA</text:p>
          </table:table-cell>
          <table:table-cell office:value-type="float" office:value="-0.150753264982">
            <text:p>-0,150753265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/>
        </table:table-row>
        <table:table-row table:style-name="ro1">
          <table:table-cell office:value-type="string">
            <text:p>EOX</text:p>
          </table:table-cell>
          <table:table-cell office:value-type="float" office:value="-0.150401081649">
            <text:p>-0,1504010816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/>
        </table:table-row>
        <table:table-row table:style-name="ro1">
          <table:table-cell office:value-type="string">
            <text:p>RY</text:p>
          </table:table-cell>
          <table:table-cell office:value-type="float" office:value="-0.142349035938">
            <text:p>-0,1423490359</text:p>
          </table:table-cell>
          <table:table-cell office:value-type="date" office:date-value="2016-12-28">
            <text:p>2016-12-28</text:p>
          </table:table-cell>
          <table:table-cell office:value-type="string">
            <text:p>16:58:20</text:p>
          </table:table-cell>
          <table:table-cell office:value-type="string">
            <text:p>RBC CEO McKay: Looking at City National Expansion in U.S.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float" office:value="-0.119786162922">
            <text:p>-0,1197861629</text:p>
          </table:table-cell>
          <table:table-cell office:value-type="date" office:date-value="2016-12-22">
            <text:p>2016-12-22</text:p>
          </table:table-cell>
          <table:table-cell office:value-type="string">
            <text:p>15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  <table:table-cell/>
        </table:table-row>
        <table:table-row table:style-name="ro1">
          <table:table-cell office:value-type="string">
            <text:p>XTC</text:p>
          </table:table-cell>
          <table:table-cell office:value-type="float" office:value="-0.110538709835">
            <text:p>-0,1105387098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/>
        </table:table-row>
        <table:table-row table:style-name="ro1">
          <table:table-cell office:value-type="string">
            <text:p>GCL</text:p>
          </table:table-cell>
          <table:table-cell office:value-type="float" office:value="-0.0812448963335">
            <text:p>-0,0812448963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/>
        </table:table-row>
        <table:table-row table:style-name="ro1">
          <table:table-cell office:value-type="string">
            <text:p>BYL</text:p>
          </table:table-cell>
          <table:table-cell office:value-type="float" office:value="-0.0704600738033">
            <text:p>-0,0704600738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/>
        </table:table-row>
        <table:table-row table:style-name="ro1">
          <table:table-cell office:value-type="string">
            <text:p>SMT</text:p>
          </table:table-cell>
          <table:table-cell office:value-type="float" office:value="-0.0704180298914">
            <text:p>-0,0704180299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/>
        </table:table-row>
        <table:table-row table:style-name="ro1">
          <table:table-cell office:value-type="string">
            <text:p>IFP</text:p>
          </table:table-cell>
          <table:table-cell office:value-type="float" office:value="-0.0697776329065">
            <text:p>-0,0697776329</text:p>
          </table:table-cell>
          <table:table-cell office:value-type="date" office:date-value="2016-12-01">
            <text:p>2016-12-01</text:p>
          </table:table-cell>
          <table:table-cell office:value-type="string">
            <text:p>08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/>
        </table:table-row>
        <table:table-row table:style-name="ro1">
          <table:table-cell office:value-type="string">
            <text:p>GEO</text:p>
          </table:table-cell>
          <table:table-cell office:value-type="float" office:value="-0.0583711943545">
            <text:p>-0,0583711944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/>
        </table:table-row>
        <table:table-row table:style-name="ro1">
          <table:table-cell office:value-type="string">
            <text:p>NDM</text:p>
          </table:table-cell>
          <table:table-cell office:value-type="float" office:value="-0.0510318050483">
            <text:p>-0,051031805</text:p>
          </table:table-cell>
          <table:table-cell office:value-type="date" office:date-value="2016-12-21">
            <text:p>2016-12-21</text:p>
          </table:table-cell>
          <table:table-cell office:value-type="string">
            <text:p>15:32:57</text:p>
          </table:table-cell>
          <table:table-cell office:value-type="string">
            <text:p>Trump win ignites hope for stalled Alaska copper, gold mine</text:p>
          </table:table-cell>
          <table:table-cell/>
        </table:table-row>
        <table:table-row table:style-name="ro1">
          <table:table-cell office:value-type="string">
            <text:p>VFF</text:p>
          </table:table-cell>
          <table:table-cell office:value-type="float" office:value="-0.0502203890129">
            <text:p>-0,050220389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/>
        </table:table-row>
        <table:table-row table:style-name="ro1">
          <table:table-cell office:value-type="string">
            <text:p>SFD</text:p>
          </table:table-cell>
          <table:table-cell office:value-type="float" office:value="-0.0495918981404">
            <text:p>-0,0495918981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float" office:value="-0.0405219622855">
            <text:p>-0,0405219623</text:p>
          </table:table-cell>
          <table:table-cell office:value-type="date" office:date-value="2016-12-21">
            <text:p>2016-12-21</text:p>
          </table:table-cell>
          <table:table-cell office:value-type="string">
            <text:p>11:00:00</text:p>
          </table:table-cell>
          <table:table-cell office:value-type="string">
            <text:p>TD Charitable Foundation Donates $805,000 to Food Pantries from Maine to Florida</text:p>
          </table:table-cell>
          <table:table-cell/>
        </table:table-row>
        <table:table-row table:style-name="ro1">
          <table:table-cell office:value-type="string">
            <text:p>MCB</text:p>
          </table:table-cell>
          <table:table-cell office:value-type="float" office:value="-0.0402810563805">
            <text:p>-0,0402810564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/>
        </table:table-row>
        <table:table-row table:style-name="ro1">
          <table:table-cell office:value-type="string">
            <text:p>EPI</text:p>
          </table:table-cell>
          <table:table-cell office:value-type="float" office:value="-0.0357497308697">
            <text:p>-0,035749730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/>
        </table:table-row>
        <table:table-row table:style-name="ro1">
          <table:table-cell office:value-type="string">
            <text:p>PLS</text:p>
          </table:table-cell>
          <table:table-cell office:value-type="float" office:value="-0.0184331978857">
            <text:p>-0,0184331979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/>
        </table:table-row>
        <table:table-row table:style-name="ro1">
          <table:table-cell office:value-type="string">
            <text:p>TCN</text:p>
          </table:table-cell>
          <table:table-cell office:value-type="float" office:value="-0.0162264176326">
            <text:p>-0,0162264176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Financials Stocks CI Financial, IGM Financial, and Tricon Capital Group</text:p>
          </table:table-cell>
          <table:table-cell/>
        </table:table-row>
        <table:table-row table:style-name="ro1">
          <table:table-cell office:value-type="string">
            <text:p>DRT</text:p>
          </table:table-cell>
          <table:table-cell office:value-type="float" office:value="-0.00968270260099">
            <text:p>-0,0096827026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/>
        </table:table-row>
        <table:table-row table:style-name="ro1">
          <table:table-cell office:value-type="string">
            <text:p>FTU</text:p>
          </table:table-cell>
          <table:table-cell office:value-type="float" office:value="-0.00787831688579">
            <text:p>-0,0078783169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/>
        </table:table-row>
        <table:table-row table:style-name="ro1">
          <table:table-cell office:value-type="string">
            <text:p>YCM</text:p>
          </table:table-cell>
          <table:table-cell office:value-type="float" office:value="-0.00219793598989">
            <text:p>-0,002197936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/>
        </table:table-row>
        <table:table-row table:style-name="ro1">
          <table:table-cell office:value-type="string">
            <text:p>GAS</text:p>
          </table:table-cell>
          <table:table-cell office:value-type="float" office:value="-0.00023198960195">
            <text:p>-0,0002319896</text:p>
          </table:table-cell>
          <table:table-cell office:value-type="date" office:date-value="2016-12-19">
            <text:p>2016-12-19</text:p>
          </table:table-cell>
          <table:table-cell office:value-type="string">
            <text:p>19:02:00</text:p>
          </table:table-cell>
          <table:table-cell office:value-type="string">
            <text:p>Auspice Capital Advisors Announces Estimated 2016 Non-Cash Distribution for GAS</text:p>
          </table:table-cell>
          <table:table-cell/>
        </table:table-row>
        <table:table-row table:style-name="ro1">
          <table:table-cell office:value-type="string">
            <text:p>MBA</text:p>
          </table:table-cell>
          <table:table-cell office:value-type="float" office:value="0.000331987798126">
            <text:p>0,0003319878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/>
        </table:table-row>
        <table:table-row table:style-name="ro1">
          <table:table-cell office:value-type="string">
            <text:p>SPB</text:p>
          </table:table-cell>
          <table:table-cell office:value-type="float" office:value="0.0101453826445">
            <text:p>0,0101453826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Utilities Stocks Superior Plus, Valener, Hydro One, and Crius Energy Trust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0.0193483622309">
            <text:p>0,0193483622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/>
        </table:table-row>
        <table:table-row table:style-name="ro1">
          <table:table-cell office:value-type="string">
            <text:p>TMB</text:p>
          </table:table-cell>
          <table:table-cell office:value-type="float" office:value="0.0215728870893">
            <text:p>0,0215728871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/>
        </table:table-row>
        <table:table-row table:style-name="ro1">
          <table:table-cell office:value-type="string">
            <text:p>BTO</text:p>
          </table:table-cell>
          <table:table-cell office:value-type="float" office:value="0.0236928937086">
            <text:p>0,0236928937</text:p>
          </table:table-cell>
          <table:table-cell office:value-type="date" office:date-value="2016-12-21">
            <text:p>2016-12-21</text:p>
          </table:table-cell>
          <table:table-cell office:value-type="string">
            <text:p>15:52:07</text:p>
          </table:table-cell>
          <table:table-cell office:value-type="string">
            <text:p>B2Gold Acquires an Additional 23,450,000 Common Shares of Calibre Mining Corp.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float" office:value="0.0268558280142">
            <text:p>0,026855828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float" office:value="0.0507566898996">
            <text:p>0,0507566899</text:p>
          </table:table-cell>
          <table:table-cell office:value-type="date" office:date-value="2016-12-22">
            <text:p>2016-12-22</text:p>
          </table:table-cell>
          <table:table-cell office:value-type="string">
            <text:p>10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  <table:table-cell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/>
        </table:table-row>
        <table:table-row table:style-name="ro1">
          <table:table-cell office:value-type="string">
            <text:p>POW</text:p>
          </table:table-cell>
          <table:table-cell office:value-type="float" office:value="0.100173958878">
            <text:p>0,1001739589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/>
        </table:table-row>
        <table:table-row table:style-name="ro1">
          <table:table-cell office:value-type="string">
            <text:p>POT</text:p>
          </table:table-cell>
          <table:table-cell office:value-type="float" office:value="0.150296711194">
            <text:p>0,1502967112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.167769795668">
            <text:p>0,1677697957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/>
        </table:table-row>
        <table:table-row table:style-name="ro1">
          <table:table-cell office:value-type="string">
            <text:p>APS</text:p>
          </table:table-cell>
          <table:table-cell office:value-type="float" office:value="0.176276288015">
            <text:p>0,176276288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float" office:value="0.258896891304">
            <text:p>0,2588968913</text:p>
          </table:table-cell>
          <table:table-cell office:value-type="date" office:date-value="2016-12-27">
            <text:p>2016-12-27</text:p>
          </table:table-cell>
          <table:table-cell office:value-type="string">
            <text:p>13:17:57</text:p>
          </table:table-cell>
          <table:table-cell office:value-type="string">
            <text:p>ETFs with exposure to Laurentian Bank of Canada : December 27, 2016</text:p>
          </table:table-cell>
          <table:table-cell/>
        </table:table-row>
        <table:table-row table:style-name="ro1">
          <table:table-cell office:value-type="string">
            <text:p>CNR</text:p>
          </table:table-cell>
          <table:table-cell office:value-type="float" office:value="0.266291449262">
            <text:p>0,2662914493</text:p>
          </table:table-cell>
          <table:table-cell office:value-type="date" office:date-value="2016-12-27">
            <text:p>2016-12-27</text:p>
          </table:table-cell>
          <table:table-cell office:value-type="string">
            <text:p>09:06:11</text:p>
          </table:table-cell>
          <table:table-cell office:value-type="string">
            <text:p>Fall in Coal Volumes Pulls down Canadian National’s Carloads</text:p>
          </table:table-cell>
          <table:table-cell/>
        </table:table-row>
        <table:table-row table:style-name="ro1">
          <table:table-cell office:value-type="string">
            <text:p>SAP</text:p>
          </table:table-cell>
          <table:table-cell office:value-type="float" office:value="0.277895029748">
            <text:p>0,2778950297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/>
        </table:table-row>
        <table:table-row table:style-name="ro1">
          <table:table-cell office:value-type="string">
            <text:p>NVC</text:p>
          </table:table-cell>
          <table:table-cell office:value-type="float" office:value="0.38054170585">
            <text:p>0,3805417059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/>
        </table:table-row>
        <table:table-row table:style-name="ro1">
          <table:table-cell office:value-type="string">
            <text:p>TRP</text:p>
          </table:table-cell>
          <table:table-cell office:value-type="float" office:value="0.470259838971">
            <text:p>0,470259839</text:p>
          </table:table-cell>
          <table:table-cell office:value-type="date" office:date-value="2016-12-21">
            <text:p>2016-12-21</text:p>
          </table:table-cell>
          <table:table-cell office:value-type="string">
            <text:p>17:27:25</text:p>
          </table:table-cell>
          <table:table-cell office:value-type="string">
            <text:p>Canada's Trudeau says Trump very supportive of Keystone XL pipeline</text:p>
          </table:table-cell>
          <table:table-cell/>
        </table:table-row>
        <table:table-row table:style-name="ro1">
          <table:table-cell office:value-type="string">
            <text:p>BCE</text:p>
          </table:table-cell>
          <table:table-cell office:value-type="float" office:value="0.481159925327">
            <text:p>0,4811599253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float" office:value="0.645857747651">
            <text:p>0,6458577477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/>
        </table:table-row>
        <table:table-row table:style-name="ro1">
          <table:table-cell office:value-type="string">
            <text:p>RFP</text:p>
          </table:table-cell>
          <table:table-cell office:value-type="float" office:value="0.649845128959">
            <text:p>0,649845129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/>
        </table:table-row>
        <table:table-row table:style-name="ro1">
          <table:table-cell office:value-type="string">
            <text:p>BBD.B</text:p>
          </table:table-cell>
          <table:table-cell office:value-type="float" office:value="0.733362478034">
            <text:p>0,733362478</text:p>
          </table:table-cell>
          <table:table-cell office:value-type="date" office:date-value="2016-12-29">
            <text:p>2016-12-29</text:p>
          </table:table-cell>
          <table:table-cell office:value-type="string">
            <text:p>05:31:02</text:p>
          </table:table-cell>
          <table:table-cell office:value-type="string">
            <text:p>Bombardier and Austrian Federal Railways Sign Framework Agreement for up to 300 TALENT 3 Trains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09:11:24.20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293" meta:object-count="0"/>
  </office:meta>
</office:document-meta>
</file>